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pan text:style-name="T1">Oman Summer of Code 2019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Ali Al Badra</text:p>
            <text:p text:style-name="P1">Khalid Al Harthi</text:p>
            <text:p text:style-name="P1">Mashal Al Busaid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 and Objective (1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First online tour operator in Oman.</text:p>
              </text:list-item>
              <text:list-item>
                <text:p>- Supports small local businesses that provide services for tourists (locals mainly).</text:p>
              </text:list-item>
              <text:list-item>
                <text:p>- Eases up holiday planning for the locals.</text:p>
              </text:list-item>
              <text:list-item>
                <text:p>- Handles bookings and provides information regarding the services provided at the area.</text:p>
              </text:list-item>
              <text:list-item>
                <text:p>- The only proper platform for planning local tourism online. (with booking)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 and Objective (2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im is to develop the proper platform to plan your local holiday. Th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a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rket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chnical Specifi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Utilizing Rezgo open-source booking engine. </text:p>
              </text:list-item>
              <text:list-item>
                <text:p>-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inanc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halleng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8:33:21.117253557</meta:creation-date>
    <meta:editing-duration>PT13M</meta:editing-duration>
    <meta:editing-cycles>4</meta:editing-cycles>
    <meta:generator>LibreOffice/6.0.7.3$Linux_X86_64 LibreOffice_project/00m0$Build-3</meta:generator>
    <dc:title>Alizarin</dc:title>
    <dc:date>2019-06-27T20:23:57.040296501</dc:date>
    <meta:document-statistic meta:object-count="69"/>
  </office:meta>
</office:document-meta>
</file>